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1" svg:font-family="Helvetica"/>
    <style:font-face style:name="Monotype Sans WT ME1" svg:font-family="'Monotype Sans WT ME'"/>
    <style:font-face style:name="New Times Roman" svg:font-family="'New Times Roman'"/>
    <style:font-face style:name="Times New Roman1" svg:font-family="'Times New Roman'" style:font-family-generic="roman"/>
    <style:font-face style:name="DSans" svg:font-family="DSans" style:font-family-generic="swiss"/>
    <style:font-face style:name="Courier" svg:font-family="Courier" style:font-adornments="Bold" style:font-family-generic="modern" style:font-pitch="fixed"/>
    <style:font-face style:name="Courier new" svg:font-family="'Courier new'" style:font-family-generic="modern" style:font-pitch="fixed"/>
    <style:font-face style:name="Arial1" svg:font-family="Arial" style:font-pitch="variable"/>
    <style:font-face style:name="Batang" svg:font-family="Batang" style:font-pitch="variable"/>
    <style:font-face style:name="Courier New1" svg:font-family="'Courier New'" style:font-pitch="variable"/>
    <style:font-face style:name="Monotype Sans WT ME" svg:font-family="'Monotype Sans WT ME'" style:font-pitch="variable"/>
    <style:font-face style:name="Times New Roman2" svg:font-family="'Times New Roman'" style:font-pitch="variable"/>
    <style:font-face style:name="ZYSong18030" svg:font-family="ZYSong18030"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P1" style:family="paragraph" style:parent-style-name="Default_20_Text">
      <style:text-properties style:font-name="Times New Roman1"/>
    </style:style>
    <style:style style:name="P2" style:family="paragraph" style:parent-style-name="Default_20_Text">
      <style:text-properties style:font-name="Times New Roman1" fo:font-style="italic" style:font-style-asian="italic" style:font-style-complex="italic"/>
    </style:style>
    <style:style style:name="P3" style:family="paragraph" style:parent-style-name="Default_20_Text">
      <style:text-properties style:font-name="Times New Roman1" fo:font-size="10pt" style:font-size-asian="10pt" style:font-size-complex="10pt"/>
    </style:style>
    <style:style style:name="P4" style:family="paragraph" style:parent-style-name="Default_20_Text">
      <style:text-properties style:font-name="New Times Roman"/>
    </style:style>
    <style:style style:name="P5" style:family="paragraph" style:parent-style-name="Title">
      <style:text-properties style:font-name="Times New Roman1" fo:font-size="16pt" style:font-size-asian="16pt" style:font-size-complex="16pt"/>
    </style:style>
    <style:style style:name="P6" style:family="paragraph" style:parent-style-name="Message_20_Header">
      <style:text-properties style:font-name="Times New Roman1"/>
    </style:style>
    <style:style style:name="P7" style:family="paragraph" style:parent-style-name="code">
      <style:text-properties style:font-name="Times New Roman1"/>
    </style:style>
    <style:style style:name="P8" style:family="paragraph" style:parent-style-name="code">
      <style:text-properties style:font-name="Times New Roman1" fo:font-size="12pt" style:font-size-asian="12pt" style:font-size-complex="12pt"/>
    </style:style>
    <style:style style:name="P9" style:family="paragraph" style:parent-style-name="code">
      <style:text-properties style:font-name="Courier new" fo:font-size="10pt" style:font-size-asian="10pt" style:font-size-complex="10pt"/>
    </style:style>
    <style:style style:name="P10" style:family="paragraph" style:parent-style-name="code">
      <style:text-properties style:font-name="New Times Roman"/>
    </style:style>
    <style:style style:name="P11" style:family="paragraph" style:parent-style-name="Standard">
      <style:text-properties style:font-name="New Times Roman"/>
    </style:style>
    <style:style style:name="P12" style:family="paragraph" style:parent-style-name="Message_20_Header">
      <style:paragraph-properties fo:margin-left="0in" fo:margin-right="0in" fo:text-indent="0in" style:auto-text-indent="false"/>
      <style:text-properties style:font-name="Times New Roman1"/>
    </style:style>
    <style:style style:name="P13" style:family="paragraph" style:parent-style-name="Standard" style:list-style-name="">
      <style:text-properties style:font-name="Times New Roman1"/>
    </style:style>
    <style:style style:name="P14" style:family="paragraph" style:parent-style-name="Default_20_Text" style:list-style-name="">
      <style:text-properties style:font-name="Times New Roman1"/>
    </style:style>
    <style:style style:name="P15" style:family="paragraph" style:parent-style-name="Default_20_Text" style:list-style-name="">
      <style:text-properties style:font-name="New Times Roman" fo:font-weight="bold" style:font-weight-asian="bold" style:font-weight-complex="bold"/>
    </style:style>
    <style:style style:name="P16" style:family="paragraph" style:parent-style-name="Default_20_Text" style:list-style-name="">
      <style:text-properties fo:color="#000000" style:font-name="New Times Roman" fo:font-size="10pt" fo:font-weight="normal" style:font-name-asian="DSans" style:font-size-asian="10pt" style:font-weight-asian="normal" style:font-name-complex="DSans" style:font-size-complex="10pt" style:font-weight-complex="normal"/>
    </style:style>
    <style:style style:name="P17" style:family="paragraph" style:parent-style-name="Text_20_Body_20_Single" style:list-style-name="">
      <style:paragraph-properties fo:margin-left="0in" fo:margin-right="0in" fo:text-indent="0in" style:auto-text-indent="false"/>
      <style:text-properties style:font-name="Times New Roman1" fo:font-weight="bold" style:font-weight-asian="bold" style:font-weight-complex="bold"/>
    </style:style>
    <style:style style:name="P18" style:family="paragraph" style:parent-style-name="Text_20_Body_20_Single" style:list-style-name="">
      <style:paragraph-properties fo:margin-left="0in" fo:margin-right="0in" fo:text-indent="0in" style:auto-text-indent="false"/>
      <style:text-properties style:font-name="Times New Roman1" fo:font-weight="normal" style:font-weight-asian="normal" style:font-weight-complex="normal"/>
    </style:style>
    <style:style style:name="P19" style:family="paragraph" style:parent-style-name="Text_20_Body_20_Single" style:list-style-name="">
      <style:text-properties style:font-name="Times New Roman1"/>
    </style:style>
    <style:style style:name="P20" style:family="paragraph" style:parent-style-name="Text_20_Body_20_Single" style:list-style-name="L1">
      <style:text-properties style:font-name="Times New Roman1"/>
    </style:style>
    <style:style style:name="P21" style:family="paragraph" style:parent-style-name="Text_20_Body_20_Single" style:list-style-name="">
      <style:text-properties style:font-name="Times New Roman1" fo:font-weight="bold" style:font-weight-asian="bold" style:font-weight-complex="bold"/>
    </style:style>
    <style:style style:name="P22" style:family="paragraph" style:parent-style-name="Text_20_Body_20_Single" style:list-style-name="">
      <style:text-properties style:font-name="Times New Roman1" fo:font-weight="normal" style:font-weight-asian="normal" style:font-weight-complex="normal"/>
    </style:style>
    <style:style style:name="P23" style:family="paragraph" style:parent-style-name="Text_20_Body_20_Single" style:list-style-name=""/>
    <style:style style:name="P24" style:family="paragraph" style:parent-style-name="Text_20_Body_20_Single" style:list-style-name="">
      <style:text-properties fo:font-weight="bold" style:font-weight-asian="bold" style:font-weight-complex="bold"/>
    </style:style>
    <style:style style:name="P25" style:family="paragraph" style:parent-style-name="Text_20_Body_20_Single" style:list-style-name="L2"/>
    <style:style style:name="P26" style:family="paragraph" style:parent-style-name="Text_20_Body_20_Single" style:list-style-name="">
      <style:text-properties fo:color="#000000" style:font-name="DSans" fo:font-size="10pt" style:font-name-asian="DSans" style:font-size-asian="10pt" style:font-name-complex="DSans" style:font-size-complex="10pt"/>
    </style:style>
    <style:style style:name="P27" style:family="paragraph" style:parent-style-name="Text_20_Body_20_Single" style:list-style-name="">
      <style:text-properties fo:color="#000000" style:font-name="DSans" fo:font-size="10pt" fo:font-weight="normal" style:font-name-asian="DSans" style:font-size-asian="10pt" style:font-weight-asian="normal" style:font-name-complex="DSans" style:font-size-complex="10pt" style:font-weight-complex="normal"/>
    </style:style>
    <style:style style:name="P28" style:family="paragraph" style:parent-style-name="Text_20_Body_20_Single" style:list-style-name="L3"/>
    <style:style style:name="P29" style:family="paragraph" style:parent-style-name="Heading_20_2" style:list-style-name="WFNum5">
      <style:text-properties style:font-name="Times New Roman1" fo:font-size="16pt" style:font-size-asian="16pt" style:font-size-complex="16pt"/>
    </style:style>
    <style:style style:name="P30" style:family="paragraph" style:parent-style-name="Heading_20_3" style:list-style-name="WFNum5">
      <style:text-properties style:font-name="Times New Roman1"/>
    </style:style>
    <style:style style:name="P31" style:family="paragraph" style:parent-style-name="Heading_20_3" style:list-style-name="">
      <style:paragraph-properties fo:margin-left="0in" fo:margin-right="0in" fo:text-indent="0in" style:auto-text-indent="false"/>
      <style:text-properties style:font-name="Times New Roman1"/>
    </style:style>
    <style:style style:name="P32" style:family="paragraph" style:parent-style-name="code" style:list-style-name=""/>
    <style:style style:name="P33" style:family="paragraph" style:parent-style-name="code" style:list-style-name="">
      <style:text-properties style:font-name="Times New Roman1"/>
    </style:style>
    <style:style style:name="T1" style:family="text">
      <style:text-properties fo:font-weight="bold" style:letter-kerning="true" style:font-weight-asian="bold" style:font-name-complex="Times New Roman2" style:font-weight-complex="bold"/>
    </style:style>
    <style:style style:name="T2" style:family="text">
      <style:text-properties fo:font-weight="bold" style:font-weight-asian="bold" style:font-weight-complex="bold"/>
    </style:style>
    <style:style style:name="T3" style:family="text">
      <style:text-properties style:font-name="Times New Roman1"/>
    </style:style>
    <style:style style:name="T4" style:family="text">
      <style:text-properties style:font-name="Times New Roman1" fo:font-weight="bold" style:font-weight-asian="bold" style:font-weight-complex="bold"/>
    </style:style>
    <style:style style:name="T5" style:family="text">
      <style:text-properties style:font-name="Times New Roman1"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tyle="normal" style:font-style-asian="normal" style:font-style-complex="normal"/>
    </style:style>
    <style:style style:name="T13" style:family="text">
      <style:text-properties fo:color="#000000" fo:font-size="10pt" style:font-name-asian="DSans" style:font-size-asian="10pt" style:font-name-complex="DSans" style:font-size-complex="10pt"/>
    </style:style>
    <style:style style:name="T14" style:family="text">
      <style:text-properties fo:color="#000000" fo:font-size="10pt" fo:font-weight="normal" style:font-name-asian="DSans" style:font-size-asian="10pt" style:font-weight-asian="normal" style:font-name-complex="DSans" style:font-size-complex="10pt" style:font-weight-complex="normal"/>
    </style:style>
    <style:style style:name="T15" style:family="text">
      <style:text-properties fo:color="#000000" style:font-name="DSans" fo:font-size="10pt" style:font-name-asian="DSans" style:font-size-asian="10pt" style:font-name-complex="DSans" style:font-size-complex="10pt"/>
    </style:style>
    <style:style style:name="T16" style:family="text">
      <style:text-properties fo:color="#000000" style:font-name="DSans" fo:font-size="10pt" fo:font-weight="bold" style:font-name-asian="DSans" style:font-size-asian="10pt" style:font-weight-asian="bold" style:font-name-complex="DSans" style:font-size-complex="10pt" style:font-weight-complex="bold"/>
    </style:style>
    <style:style style:name="T17" style:family="text">
      <style:text-properties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_Toc125257837"/><text:bookmark-start text:name="_Toc125256397"/>xCAT Integration with IBM Supported and Licensed Tools<text:span text:style-name="T1"> </text:span></text:p>
      <text:list xml:id="list1430417523" text:style-name="WFNum5">
        <text:list-item>
          <text:h text:style-name="P29" text:outline-level="2">IBM Bootable Media Creator <text:bookmark-end text:name="_Toc125257837"/><text:bookmark-end text:name="_Toc125256397"/>and Advanced Settings Utility - Introduction</text:h>
        </text:list-item>
      </text:list>
      <text:p text:style-name="P1">The IBM Toolscenter for System X and Bladecenter, see <text:a xlink:type="simple" xlink:href="http://publib.boulder.ibm.com/infocenter/toolsctr/v1r0/index.jsp">http://publib.boulder.ibm.com/infocenter/toolsctr/v1r0/index.jsp</text:a>, has introduced a number of utilities that are interesting for the automated setup and deployment of systems. One of the things that we'd like to do is to allow xCAT to use IBM’s <text:span text:style-name="T7">Bootable Media Creator</text:span> (<text:span text:style-name="T2">BoMC</text:span>) tool set to flash the firmware on all the subsystems of a machine. <text:s/>The tool downloads all of the required updates from IBM’s website and then creates a Linux netboot image that will run the firmware updates in a consistent and controlled fashion. <text:s/>We'd also like to use IBM's <text:span text:style-name="T7">Advanced Settings Utility</text:span> (<text:span text:style-name="T2">ASU</text:span>) to set the CMOS values that control the server operating environment in a consistent fashion. xCAT allows us to take these tools and the images they create and make them work in the xCAT netboot framework.</text:p>
      <text:p text:style-name="P1"><text:s/></text:p>
      <text:p text:style-name="P1">Since the Bootable Media Creator and Advanced Settings Utility are licensed products they can not be distributed as part of xCAT and must be acquired separately. </text:p>
      <text:p text:style-name="P1"/>
      <text:p text:style-name="P1">The <text:span text:style-name="T2">BoMC</text:span> has a dependency on network connectivity to <text:a xlink:type="simple" xlink:href="http://www.ibm.com/">www.ibm.com</text:a>. If your cluster does not have good external network connectivity, you can create the environment on a machine that does, we'll refer to it as a “surrogate” and still use it on your cluster in a “static” configuration.</text:p>
      <text:list xml:id="list2063545031" text:continue-numbering="true" text:style-name="WFNum5">
        <text:list-item>
          <text:list>
            <text:list-item>
              <text:h text:style-name="P30" text:outline-level="3">xCAT Conventions</text:h>
            </text:list-item>
          </text:list>
        </text:list-item>
      </text:list>
      <text:h text:style-name="P31" text:outline-level="3"><text:span text:style-name="T6">xCAT allows for OS and architecture specific versions of code and data using a directory path convention – that convention can be used to differentiate between versions of the </text:span><text:span text:style-name="T2">BoMC</text:span><text:span text:style-name="T6"> tool set and later CMOS values that we will set up using </text:span><text:span text:style-name="T2">ASU</text:span><text:span text:style-name="T6">. Since firmware updates are rarely architecture or operating system version specific but device drivers and other tools that can be delivered using </text:span><text:span text:style-name="T2">BoMC</text:span><text:span text:style-name="T6"> can be - this is a useful framework. <text:s/>It is also potentially useful to have a different set of firmware that would apply to a different version of the operating system – but we don't have to follow it slavishly and we won't as you'll see.</text:span></text:h>
      <text:h text:style-name="P17" text:outline-level="3">/&lt;installroot&gt;/netboot/&lt;osver&gt;/&lt;arch&gt;/&lt;profile&gt; <text:span text:style-name="T6">is the path that we will use where:</text:span></text:h>
      <text:h text:style-name="P17" text:outline-level="3">&lt;installroot&gt; <text:span text:style-name="T6">is by default</text:span> /install <text:span text:style-name="T6">but can be set to something different in the site table</text:span> <text:span text:style-name="T6">(</text:span>site.installdir<text:span text:style-name="T6">).</text:span></text:h>
      <text:h text:style-name="P17" text:outline-level="3">&lt;osver&gt; <text:span text:style-name="T6">is the target operating system. In our case this will be either </text:span>toolscenter<text:span text:style-name="T6"> or </text:span>bomc <text:span text:style-name="T6">because our OS will be a toolscenter image.</text:span></text:h>
      <text:h text:style-name="P17" text:outline-level="3">&lt;arch&gt; <text:span text:style-name="T6">is the target architecture. In our case either </text:span>x86<text:span text:style-name="T6"> or </text:span>x86_64.</text:h>
      <text:h text:style-name="P17" text:outline-level="3">&lt;profile&gt; <text:span text:style-name="T6">is</text:span> <text:span text:style-name="T6">the name of an appropriate profile in the nodetype table. In our case it does not need to be in the nodetype table it just needs to be a unique name.</text:span></text:h>
      <text:h text:style-name="P18" text:outline-level="3"><text:soft-page-break/>To invoke the tools we will use the <text:span text:style-name="T2">nodeset</text:span> command with the argument <text:span text:style-name="T2">netboot=&lt;osver&gt;-&lt;arch&gt;-&lt;profile&gt;</text:span>. An example would be:</text:h>
      <text:h text:style-name="P32" text:outline-level="3">Nodeset node1 netboot=toolscenter-x86_64-bomc</text:h>
      <text:h text:style-name="P32" text:outline-level="3"/>
      <text:h text:style-name="P18" text:outline-level="3">The default path as we set up the environment will be <text:span text:style-name="T2">/&lt;installroot&gt; /netboot/toolscenter /&lt;arch&gt; /bomc</text:span>.</text:h>
      <text:list xml:id="list348610826" text:continue-numbering="true" text:style-name="WFNum5">
        <text:list-item>
          <text:list>
            <text:list-item>
              <text:h text:style-name="P30" text:outline-level="3">CMOS Settings</text:h>
            </text:list-item>
          </text:list>
        </text:list-item>
      </text:list>
      <text:h text:style-name="P14" text:outline-level="3"><text:span text:style-name="T2">ASU</text:span> has a batch command facility that we will use. You put whatever commands you wish to execute into a file and assuming that they apply to the machine that you running on <text:span text:style-name="T2">ASU</text:span> will execute them. The <text:span text:style-name="T7">firmware</text:span> table provides the mapping of node or node group to <text:span text:style-name="T2">ASU</text:span> batch file.</text:h>
      <text:h text:style-name="P14" text:outline-level="3"><text:s/></text:h>
      <text:h text:style-name="P14" text:outline-level="3"><text:span text:style-name="T3">There are many different ways that you can associate CMOS setttings with nodes. You can choose to do it by machine type, by group or by specific node. Different machine types may have unique CMOS mappings and at times different firmware versions may introduce new functions that will have new mappings. A set of proposed CMOS settings <text:s/>are supplied for a number of popular machine types. If you have an </text:span><text:span text:style-name="T2">ASU</text:span><text:span text:style-name="T3"> batch file prepared you can use that as well. If you don't have one and you have a machine whose configuration you like – you can create one using the </text:span><text:span text:style-name="T2">ASU</text:span><text:span text:style-name="T3"> “show” function and an editor.</text:span></text:h>
      <text:list xml:id="list1941938659" text:continue-numbering="true" text:style-name="WFNum5">
        <text:list-item>
          <text:list>
            <text:list-item>
              <text:h text:style-name="P30" text:outline-level="3"><text:bookmark-start text:name="_Toc125256398"/>Download Bo<text:bookmark-end text:name="_Toc125256398"/>MC and ASU</text:h>
            </text:list-item>
          </text:list>
        </text:list-item>
      </text:list>
      <text:p text:style-name="P1">Using your browser, navigate from the IBM home page to the System X support page and <text:s/>select a system you are trying to update, e.g. <text:span text:style-name="T2">x3550-m3</text:span>. Click on <text:span text:style-name="T2">download</text:span> and you should find a link to <text:span text:style-name="T8">Bootable Media Creator</text:span>. Click on the link and select a version of the toolset appropriate for the OS that you are running on the <text:span text:style-name="T7">management or service node that will be constructing the netboot images</text:span>. Options currently are RHEL 3, RHEL 4, RHEL 5, SLES 9, SLES 10, SLES11 and Windows. <text:span text:style-name="T2">BoMC</text:span> is a framework that can be used to download the updates for just about any System X server – you only need one copy to do that and you don't have to worry about the operating environment of the servers that are going to be flashed. In the examples below we'll use the version for RHEL 5 x86_64 – but your version may vary, the parameters that we use are version independent. The file we downloaded was:</text:p>
      <text:p text:style-name="code"/>
      <text:p text:style-name="code">ibm_utl_bomc_2.00_rhel5_x86-64.bin</text:p>
      <text:p text:style-name="code"/>
      <text:p text:style-name="P8">We saved it to <text:span text:style-name="T2">/root/Desktop</text:span>. Similarly on the web page where you found the link to <text:span text:style-name="T7">Bootable Media Creator</text:span> you should see a link to <text:span text:style-name="T7">Advanced Settings Utility</text:span>. Click on the link and select a version of <text:span text:style-name="T2">ASU</text:span> appropriate for the OS that you are running on the <text:span text:style-name="T7">management or service node that will be constructing the netboot images</text:span>. For Linux systems do not select the RPM package – use the .tgz version. The file that we downloaded was:</text:p>
      <text:p text:style-name="P8"/>
      <text:p text:style-name="P9">ibm_utl_asu_asut68g_linux_x86-64.tgz </text:p>
      <text:p text:style-name="P9"/>
      <text:p text:style-name="P7"><text:span text:style-name="T9">We saved it to </text:span><text:span text:style-name="T10">/root/Desktop </text:span><text:span text:style-name="T11">as well</text:span><text:span text:style-name="T10">.</text:span></text:p>
      <text:list xml:id="list1569167491" text:continue-numbering="true" text:style-name="WFNum5">
        <text:list-item>
          <text:list>
            <text:list-item>
              <text:h text:style-name="P30" text:outline-level="3"><text:soft-page-break/>Are We on a Surrogate or the Management Node?</text:h>
            </text:list-item>
          </text:list>
        </text:list-item>
      </text:list>
      <text:h text:style-name="P19" text:outline-level="3">In the introduction we discussed the ability to create the environment on a surrogate and then port it to the “real” system. Because the surrogate will be executing code designed for the “real” system – it will need to be a system of the same architecture and OS version. In addition in the case of a surrogate we will have to know some of the specifics of the “real” environment to be able to set it up. When running in the “real” environment we have the ability to interrogate databases to get the information required. When running in “surrogate” mode - we don't and we'll need to ask for the following:</text:h>
      <text:list xml:id="list1862517844" text:style-name="L1">
        <text:list-item>
          <text:h text:style-name="P20" text:outline-level="3">The installation directory. In the site table this is site.installdir.</text:h>
        </text:list-item>
        <text:list-item>
          <text:h text:style-name="P20" text:outline-level="3">A “best guess” at the machine types in the cluster. IBM organizes firmware updates by machine type which is a more specific definition than the product family or system name. In the vpd table this is the first four characters of vpd.mtm. You'll be given the option to add machine types so this can be a single machine type if need be.</text:h>
        </text:list-item>
      </text:list>
      <text:h text:style-name="P23" text:outline-level="3"><text:span text:style-name="T3">If you are running in “surrogate” mode you will need to invoke </text:span><text:span text:style-name="T4">mktoolcenter</text:span><text:span text:style-name="T3"> with the </text:span><text:span text:style-name="T4">-s </text:span><text:span text:style-name="T3">flag.</text:span></text:h>
      <text:list xml:id="list774979588" text:continue-list="list1569167491" text:style-name="WFNum5">
        <text:list-item>
          <text:list>
            <text:list-item>
              <text:h text:style-name="P30" text:outline-level="3">Mktoolcenter Options</text:h>
            </text:list-item>
          </text:list>
        </text:list-item>
      </text:list>
      <text:h text:style-name="P19" text:outline-level="3">Available options include:</text:h>
      <text:h text:style-name="P24" text:outline-level="3"><text:span text:style-name="T3">-l logfile</text:span><text:span text:style-name="T5"> – what this does is output the questions and answers to a log file that can be later used as input to a subsequent invocation of mktoolcenter. If this is not specified it will default to “mktoolcenter.log” in the current directory.</text:span></text:h>
      <text:h text:style-name="P24" text:outline-level="3"><text:span text:style-name="T3">-s –</text:span><text:span text:style-name="T5"> Is used to indicate that we are running as a “surrogate” and that configuration data will be supplied by the user and not as a result of table inquires.</text:span></text:h>
      <text:h text:style-name="P24" text:outline-level="3"><text:span text:style-name="T3">&lt;input_file&gt;</text:span><text:span text:style-name="T5"> - this is an input file containing the questions and answers from a previous session, i.e. a logfile. If an input file is not specified – an interactive session is assumed.</text:span></text:h>
      <text:h text:style-name="P24" text:outline-level="3"><text:span text:style-name="T5">So one might invoke </text:span><text:span text:style-name="T3">mktoolcenter</text:span><text:span text:style-name="T5"> thus:</text:span></text:h>
      <text:h text:style-name="P21" text:outline-level="3">mktoolcenter -l /tmp/foo2 /tmp/foo</text:h>
      <text:h text:style-name="P22" text:outline-level="3">Where /tmp/foo2 is the log file and /tmp/foo is the input file – a log from a previous session.</text:h>
      <text:list xml:id="list1001857265" text:continue-numbering="true" text:style-name="WFNum5">
        <text:list-item>
          <text:list>
            <text:list-item>
              <text:h text:style-name="P30" text:outline-level="3"><text:bookmark-start text:name="_Toc1252563991"/>Run <text:bookmark-end text:name="_Toc1252563991"/>mktoolcenter</text:h>
            </text:list-item>
          </text:list>
        </text:list-item>
      </text:list>
      <text:p text:style-name="P1">Now run (/opt/xcat/share/xcat/tools/)mktoolcenter and answer the questions. Default answers to the questions are in square brackets at the end of the question. If the default is correct – you can just hit &lt;enter&gt; to accept it.</text:p>
      <text:p text:style-name="P2"/>
      <text:p text:style-name="Default_20_Text"><text:span text:style-name="T3">After the BoMC image is created you are given the opportunity to set up the CMOS definitions to be used by ASU when the image is run. If you choose to decline to configure CMOS settings – that's fine, ASU will not be invoked when the Toolscenter image is run. Basically what the script tries to do is to populate the firmware table for known nodes with suggested defaults by machine type if it knows the machine type. You </text:span><text:soft-page-break/><text:span text:style-name="T3">will also be asked if you are using Serial Over LAN (SOL) and if this is an HPC cluster as these generally have unique settings. You can always go back and edit the firmware table by hand and you will need to do that if you want to specify CMOS settings by a method other than machine type. Note that this part of the setup cannot be done on a “surrogate” machine – it must be done on the target because it is manipulating the tables. If you are running in “surrogate” mode – just decline to configure CMOS settings and then when you get to the target machine edit the firmware table by hand. Note that the CMOS settings are “bound” to a node when the nodeset command for that node is invoked so you can change the settings in the file or which file is used up until that time. The “suggested” ASU batch files can be found in:</text:span> <text:span text:style-name="T17">/&lt;installroot&gt;/netboot/&lt;osver&gt;/&lt;arch&gt;/repo/cmos_settings/[sol | nosol]/[hpc | default]</text:span></text:p>
      <text:p text:style-name="P3"/>
      <text:p text:style-name="P1">Our dialog is shown. </text:p>
      <text:p text:style-name="P1"/>
      <text:p text:style-name="P6">Your target OS version and architecture are: rhels5.5 x86_64 </text:p>
      <text:p text:style-name="P6">It appears that you have these machine types in your inventory: 7870,7871 </text:p>
      <text:p text:style-name="P6">Would you like to add others? [no] </text:p>
      <text:p text:style-name="P6">Where is the ibm_utl_bomc*.bin file? [/root/Desktop] </text:p>
      <text:p text:style-name="P6">Where is the ibm_utl_asu_asut*.tgz file? [/root/Desktop]</text:p>
      <text:p text:style-name="P6">Do you want to change the target path? [/install/netboot/toolscenter/x86_64/bomc] </text:p>
      <text:p text:style-name="P6">Extracting... </text:p>
      <text:p text:style-name="P6">Executing... </text:p>
      <text:p text:style-name="P6"/>
      <text:p text:style-name="P6"/>
      <text:p text:style-name="P6">IBM ToolsCenter Bootable Media Creator Version 2.00.27 </text:p>
      <text:p text:style-name="P6">(C) Copyright IBM Corp. 2009. All Rights Reserved. </text:p>
      <text:p text:style-name="P6">This Program is licensed under the terms of the agreement available by invoking this utility with the --license option. <text:s/>By extracting, copying, accessing, or using the Program, you agree to the terms of this agreement. If you do not agree to the terms, please uninstall the software and return it to IBM or the reseller from whom you acquired the software for a refund, if any. </text:p>
      <text:p text:style-name="P6"/>
      <text:p text:style-name="P6"/>
      <text:p text:style-name="P6"/>
      <text:p text:style-name="P6">Acquiring list of updates for Machine-Type=7870 ... <text:s/>Done </text:p>
      <text:p text:style-name="P6">(1 of 10) Acquiring brcm_fw_nic_2.1.3c_linux_32-64... </text:p>
      <text:p text:style-name="P6"><text:s/>Already downloaded. </text:p>
      <text:p text:style-name="P6">(2 of 10) Acquiring ibm_fw_hdd_sas-1.06_linux_32-64... </text:p>
      <text:p text:style-name="P6"><text:s/>Already downloaded. </text:p>
      <text:p text:style-name="P6">(3 of 10) Acquiring ibm_fw_dsa_3.01_dsyt60k_linux_32_64... </text:p>
      <text:p text:style-name="P6"><text:s/>Already downloaded. </text:p>
      <text:p text:style-name="P6">(4 of 10) Acquiring qlgc_fw_fc_f5.02.01-b2.08-e2.18_linux-bc_32-64... </text:p>
      <text:p text:style-name="P6"><text:s/>Already downloaded. </text:p>
      <text:p text:style-name="P6">(5 of 10) Acquiring ibm_utl_uxsp_p9sp06a-1.40_sles10_32-64... </text:p>
      <text:p text:style-name="P6"><text:s/>Already downloaded. </text:p>
      <text:p text:style-name="P6">(6 of 10) Acquiring ibm_fw_uefi_p9e146a_linux_32-64... </text:p>
      <text:p text:style-name="P6"><text:s/>Already downloaded. </text:p>
      <text:p text:style-name="P6">(7 of 10) Acquiring ibm_fw_imm_yuoo57h_linux_32-64... </text:p>
      <text:p text:style-name="P6"><text:s/>Already downloaded. </text:p>
      <text:p text:style-name="P6">(8 of 10) Acquiring qlgc_fw_cna_qmi8142-1.01.57-bc_linux_32-64... </text:p>
      <text:p text:style-name="P6"><text:s/>Already downloaded. </text:p>
      <text:p text:style-name="P6">(9 of 10) Acquiring ibm_fw_mptsas_hs22-2.70_linux_32-64... </text:p>
      <text:p text:style-name="P6"><text:s/>Already downloaded. </text:p>
      <text:p text:style-name="P6">(10 of 10) Acquiring ibm_fw_sraidmr_10ie-11.0.1-0024_linux_32-64... </text:p>
      <text:p text:style-name="P6"><text:s/>Already downloaded. </text:p>
      <text:p text:style-name="P6"/>
      <text:p text:style-name="P6">Acquiring list of updates for Machine-Type=7871 ... <text:s/>Done </text:p>
      <text:p text:style-name="P6"><text:soft-page-break/>(1 of 9) Acquiring brcm_fw_nic_2.1.3c_linux_32-64... </text:p>
      <text:p text:style-name="P6"><text:s/>Already downloaded. </text:p>
      <text:p text:style-name="P6">(2 of 9) Acquiring ibm_fw_hdd_sas-1.06_linux_32-64... </text:p>
      <text:p text:style-name="P6"><text:s/>Already downloaded. </text:p>
      <text:p text:style-name="P6">(3 of 9) Acquiring ibm_fw_dsa_3.01_dsyt60k_linux_32_64... </text:p>
      <text:p text:style-name="P6"><text:s/>Already downloaded. </text:p>
      <text:p text:style-name="P6">(4 of 9) Acquiring qlgc_fw_fc_f5.02.01-b2.08-e2.18_linux-bc_32-64... </text:p>
      <text:p text:style-name="P6"><text:s/>Already downloaded. </text:p>
      <text:p text:style-name="P6">(5 of 9) Acquiring ibm_utl_uxsp_p9sp11a-2.00_sles10_32-64... </text:p>
      <text:p text:style-name="P6"><text:s/>Already downloaded. </text:p>
      <text:p text:style-name="P6">(6 of 9) Acquiring ibm_fw_uefi_p9e146a_linux_32-64... </text:p>
      <text:p text:style-name="P6"><text:s/>Already downloaded. </text:p>
      <text:p text:style-name="P6">(7 of 9) Acquiring ibm_fw_imm_yuoo57h_linux_32-64... </text:p>
      <text:p text:style-name="P6"><text:s/>Already downloaded. </text:p>
      <text:p text:style-name="P6">(8 of 9) Acquiring ibm_fw_mptsas_hs22v-2.70_linux_32-64... </text:p>
      <text:p text:style-name="P6"><text:s/>Already downloaded. </text:p>
      <text:p text:style-name="P6">(9 of 9) Acquiring qlgc_fw_cna_qmi8142-1.01.57-bc_linux_32-64... </text:p>
      <text:p text:style-name="P6"><text:s/>Already downloaded. </text:p>
      <text:p text:style-name="P6">Acquiring ibm_utl_uxspi_4.00_sles10_x86-64... </text:p>
      <text:p text:style-name="P6"><text:s/>Already downloaded. </text:p>
      <text:p text:style-name="P6">Acquiring list of updates for tools ... <text:s/>Done </text:p>
      <text:p text:style-name="P6">(1 of 1) Acquiring ibm_utl_sep_1.01_sles10_x86-64... </text:p>
      <text:p text:style-name="P6"><text:s/>Already downloaded. </text:p>
      <text:p text:style-name="P6">Acquiring ibm_utl_boot_tools-120_anyos_x86-64-mid... </text:p>
      <text:p text:style-name="P6"><text:s/>Already downloaded. </text:p>
      <text:p text:style-name="P6">Do you want to configure CMOS Settings? [yes]</text:p>
      <text:p text:style-name="P6">Are you using SOL? [yes]</text:p>
      <text:p text:style-name="P6">Is this an HPC cluster? [yes]</text:p>
      <text:p text:style-name="P6">Extracting... </text:p>
      <text:p text:style-name="P6">Executing... </text:p>
      <text:p text:style-name="P6"/>
      <text:p text:style-name="P6"/>
      <text:p text:style-name="P6">IBM ToolsCenter Bootable Media Creator Version 2.00.27 </text:p>
      <text:p text:style-name="P6">(C) Copyright IBM Corp. 2009. All Rights Reserved. </text:p>
      <text:p text:style-name="P6">This Program is licensed under the terms of the agreement available by invoking this utility with the --license option. <text:s/>By extracting, copying, accessing, or using the Program, you agree to the terms of this agreement. If you do not agree to the terms, please uninstall the software and return it to IBM or the reseller from whom you acquired the software for a refund, if any. </text:p>
      <text:p text:style-name="P6"/>
      <text:p text:style-name="P6"/>
      <text:p text:style-name="P6">Warning! You haven't specified any machine type and it will be "all". </text:p>
      <text:p text:style-name="P6">has no updates... </text:p>
      <text:p text:style-name="P6">No applicable updates found in the working directory you specified </text:p>
      <text:p text:style-name="P6">Are you sure you want to continue?(y or n)y Creating bootable media... </text:p>
      <text:p text:style-name="P6"><text:s/>Copying tools for bootable pxe creation... </text:p>
      <text:p text:style-name="P6"><text:s/>Extracting files to working directory... </text:p>
      <text:p text:style-name="P6"><text:s/>Copying files to pxe directory... </text:p>
      <text:p text:style-name="P6"><text:s/>Removing temporary files... </text:p>
      <text:p text:style-name="P6"><text:s/>Zipping files... </text:p>
      <text:p text:style-name="P6">The bootable media was created successfully! </text:p>
      <text:p text:style-name="P12"/>
      <text:p text:style-name="P1"/>
      <text:h text:style-name="P14" text:outline-level="3">If this is the first time running this command, it may take a while to download all of the files, depending on how many different types of machines you have. <text:s/>This will set up our repository for all our firmware updates. <text:s/>Subsequent invocations of the command will take less time because we may already have some of the required components.</text:h>
      <text:list xml:id="list1775688730" text:continue-numbering="true" text:style-name="WFNum5">
        <text:list-item>
          <text:list>
            <text:list-item>
              <text:h text:style-name="P30" text:outline-level="3">Use nodeset to Invoke the Configuration</text:h>
            </text:list-item>
          </text:list>
        </text:list-item>
      </text:list>
      <text:p text:style-name="P1">Now we’re ready. <text:s/>We tell xCAT to flash the node:</text:p>
      <text:p text:style-name="P1"><text:soft-page-break/></text:p>
      <text:p text:style-name="P6">nodeset node1 netboot=toolscenter-x86_64-bomc</text:p>
      <text:p text:style-name="P6">rpower node1 boot</text:p>
      <text:p text:style-name="P1"/>
      <text:h text:style-name="P14" text:outline-level="3"><text:span text:style-name="T3">These netboot parameters are appropriate because we selected the defaults during the setup – yours may be different. </text:span><text:bookmark-start text:name="_Toc1252563992"/><text:bookmark-start text:name="_Toc1252564011"/><text:span text:style-name="T3">Once xCAT completes the required steps it will move the node to the next step in the chain.</text:span><text:bookmark-end text:name="_Toc1252563992"/><text:bookmark-end text:name="_Toc1252564011"/></text:h>
      <text:list xml:id="list369933811" text:continue-numbering="true" text:style-name="WFNum5">
        <text:list-item>
          <text:list>
            <text:list-item>
              <text:h text:style-name="P30" text:outline-level="3">Examine the Logs</text:h>
            </text:list-item>
          </text:list>
        </text:list-item>
      </text:list>
      <text:h text:style-name="P23" text:outline-level="3"><text:span text:style-name="T3">Node specific log files are saved in subdirectories of the repository. For example the log files associated with node “b9” will be found in : <text:s/></text:span><text:span text:style-name="T4">/&lt;installroot&gt;/netboot/&lt;osver&gt;/&lt;arch&gt;/repo/b9</text:span><text:span text:style-name="T5">. The most significant ones will be:</text:span></text:h>
      <text:list xml:id="list1478497110" text:style-name="L2">
        <text:list-item>
          <text:h text:style-name="P25" text:outline-level="3"><text:span text:style-name="T5">bomc.log – stdout from </text:span><text:span text:style-name="T4">bomc</text:span><text:span text:style-name="T5"> </text:span></text:h>
        </text:list-item>
        <text:list-item>
          <text:h text:style-name="P25" text:outline-level="3"><text:span text:style-name="T5">asu.log – stdout from </text:span><text:span text:style-name="T4">asu </text:span></text:h>
        </text:list-item>
        <text:list-item>
          <text:h text:style-name="P25" text:outline-level="3"><text:span text:style-name="T5">bomc.error – stderr from </text:span><text:span text:style-name="T4">bomc –</text:span><text:span text:style-name="T5"> generally a 0 length file</text:span></text:h>
        </text:list-item>
        <text:list-item>
          <text:h text:style-name="P25" text:outline-level="3"><text:span text:style-name="T5">asu.error – stderr from </text:span><text:span text:style-name="T4">asu</text:span><text:span text:style-name="T5"> – generally a 0 length file</text:span></text:h>
        </text:list-item>
        <text:list-item>
          <text:h text:style-name="P25" text:outline-level="3"><text:span text:style-name="T5">UXSPI_tc</text:span><text:span text:style-name="T4">&lt;ip_address&gt;_&lt;machine_type&gt;_&lt;date&gt;</text:span><text:span text:style-name="T5">.log – this is detailed output from </text:span><text:span text:style-name="T4">bomc</text:span><text:span text:style-name="T5"> on <text:s/>actions it took</text:span></text:h>
        </text:list-item>
      </text:list>
      <text:h text:style-name="P22" text:outline-level="3">The most important log file is “bomc.log” as it will show you summary output.</text:h>
      <text:list xml:id="list1645646987" text:continue-list="list369933811" text:style-name="WFNum5">
        <text:list-item>
          <text:list>
            <text:list-item>
              <text:h text:style-name="P30" text:outline-level="3">Common Problems</text:h>
            </text:list-item>
          </text:list>
        </text:list-item>
      </text:list>
      <text:h text:style-name="P23" text:outline-level="3"><text:span text:style-name="T4">A NIC firmware update will cause the NFS mount to fail.</text:span><text:span text:style-name="T3"> If you see a log file that complains about: </text:span></text:h>
      <text:h text:style-name="P32" text:outline-level="3">No payload present for update &lt;update name&gt; <text:s/></text:h>
      <text:h text:style-name="P32" text:outline-level="3"><text:span text:style-name="T15">See /var/log/IBM_Support/UXSPI_tc-</text:span><text:span text:style-name="T16">&lt;ip_address&gt;</text:span><text:span text:style-name="T15">_</text:span><text:span text:style-name="T16">&lt;machine_type&gt;</text:span><text:span text:style-name="T15">_</text:span><text:span text:style-name="T16">&lt;date&gt;</text:span><text:span text:style-name="T15">.log for details.</text:span></text:h>
      <text:h text:style-name="P32" text:outline-level="3"><text:span text:style-name="T15"/></text:h>
      <text:h text:style-name="P26" text:outline-level="3">You can ignore this and you should attempt the update a second time, i.e. nodeset and rpower as shown above.</text:h>
      <text:h text:style-name="P26" text:outline-level="3"/>
      <text:h text:style-name="P15" text:outline-level="3"><text:span text:style-name="T13">A system may be flagged as having an error – but there is none. </text:span><text:span text:style-name="T14">If you see a log file that complains about:</text:span></text:h>
      <text:h text:style-name="P16" text:outline-level="3"/>
      <text:h text:style-name="P32" text:outline-level="3">One or more updates did not succeed. Please verify all required hardware is present and that all pre-requisites are met. </text:h>
      <text:h text:style-name="P16" text:outline-level="3"/>
      <text:h text:style-name="P16" text:outline-level="3">Then you should scan the log to see if the only “errors” are that the update is not applicable to this system configuration. </text:h>
      <text:h text:style-name="P16" text:outline-level="3"/>
      <text:h text:style-name="P32" text:outline-level="3"><text:s text:c="8"/>Status: <text:s text:c="8"/>***Install did not succeed***:</text:h>
      <text:h text:style-name="P32" text:outline-level="3"><text:s text:c="17"/>Update not applicable to this system configuration</text:h>
      <text:h text:style-name="P16" text:outline-level="3"/>
      <text:h text:style-name="P27" text:outline-level="3">You can ignore this. Future versions of <text:span text:style-name="T2">bomc</text:span> will better differentiate between not applicable and error conditions.</text:h>
      <text:h text:style-name="P26" text:outline-level="3"/>
      <text:list xml:id="list1606505726" text:continue-numbering="true" text:style-name="WFNum5">
        <text:list-item>
          <text:list>
            <text:list-item>
              <text:h text:style-name="P30" text:outline-level="3"><text:soft-page-break/>Verify the Configuration</text:h>
            </text:list-item>
          </text:list>
        </text:list-item>
      </text:list>
      <text:p text:style-name="P1">There may be some cases where either due to a hardware problem or a operational issue a firmware or CMOS update fails or is not applied immediately. Some things are expected, for example – a reboot may be required to change the hyper-threading state of a processor or in the case of Blades you may need to force the reacquisition of firmware VPD by the management module to be able to see firmware updates. Others are not expected but in any case it is useful to verify the changes that have been made.</text:p>
      <text:p text:style-name="P1"/>
      <text:p text:style-name="P1">To ensure that changes made take effect the end of the update process includes a reboot of the system. So that part is taken care of. If we have Blades we still need to telnet into the management module and do an:</text:p>
      <text:p text:style-name="P1"/>
      <text:p text:style-name="code">info -reload fw</text:p>
      <text:p text:style-name="P10"/>
      <text:h text:style-name="P13" text:outline-level="3"><text:bookmark-start text:name="_Toc1252563993"/><text:bookmark-start text:name="_Toc1252564012"/>To allow us to see firmware updates on the Blades. <text:bookmark-end text:name="_Toc1252563993"/><text:bookmark-end text:name="_Toc1252564012"/>If you prefer to use the management module web browser interface you can use that as well to force the firmware VPD to be reloaded.</text:h>
      <text:list xml:id="list1520684329" text:continue-numbering="true" text:style-name="WFNum5">
        <text:list-item>
          <text:list>
            <text:list-item>
              <text:h text:style-name="P30" text:outline-level="3"><text:bookmark-start text:name="_Toc125256399"/><text:bookmark-start text:name="_Toc125256401"/>B<text:bookmark-end text:name="_Toc125256399"/><text:bookmark-end text:name="_Toc125256401"/>uilding an ASU Batch File</text:h>
            </text:list-item>
          </text:list>
        </text:list-item>
      </text:list>
      <text:h text:style-name="P19" text:outline-level="3">Here is a sample ASU batch file for a uEFI system, e.g. HS22, x3550-M2, etc:</text:h>
      <text:h text:style-name="P33" text:outline-level="3">loaddefault uEFI </text:h>
      <text:h text:style-name="P33" text:outline-level="3">loaddefault BootOrder </text:h>
      <text:h text:style-name="P33" text:outline-level="3">set uEFI.ProcessorHyperThreading Disable </text:h>
      <text:h text:style-name="P33" text:outline-level="3">set uEFI.RemoteConsoleRedirection Enable </text:h>
      <text:h text:style-name="P33" text:outline-level="3">set uEFI.Com2TextEmul VT100 </text:h>
      <text:h text:style-name="P33" text:outline-level="3">set uEFI.Com2ActiveAfterBoot Enable </text:h>
      <text:h text:style-name="P33" text:outline-level="3">set uEFI.Com2FlowControl Hardware </text:h>
      <text:h text:style-name="P33" text:outline-level="3">set BootOrder.BootOrder "Legacy Only=PXE Network=Hard Disk 0" </text:h>
      <text:p text:style-name="P4"/>
      <text:p text:style-name="P1"><text:span text:style-name="T12">The normal form of a line is &lt;command&gt; &lt;object&gt; &lt;data&gt;. </text:span><text:span text:style-name="T7">loaddefault</text:span> is a “macro” that sets multiple objects to predefined (default) data values. You use the <text:span text:style-name="T7">set</text:span> command to set individual objects. &lt;data&gt; values that are not single words must be quoted. A fragment of the output of the <text:span text:style-name="T7">show</text:span> command looks something like this:</text:p>
      <text:p text:style-name="P1"/>
      <text:p text:style-name="P10">IBM Advanced Settings Utility version 3.50.68G </text:p>
      <text:p text:style-name="P10">Licensed Materials - Property of IBM </text:p>
      <text:p text:style-name="P10">(C) Copyright IBM Corp. 2007-2009 All Rights Reserved </text:p>
      <text:p text:style-name="P10">Discovered IMM at IP address 169.254.95.118 </text:p>
      <text:p text:style-name="P10">Connected to IMM at IP address 169.254.95.118 </text:p>
      <text:p text:style-name="P10">uEFI.TurboModeEnable=Enable </text:p>
      <text:p text:style-name="P10">uEFI.OperatingMode=Custom Mode </text:p>
      <text:p text:style-name="P10">uEFI.ProcessorEistEnable=Enable </text:p>
      <text:p text:style-name="P10">uEFI.ProcessorCcxEnable=Enable </text:p>
      <text:p text:style-name="P10">uEFI.PackageCState=ACPI C3 </text:p>
      <text:p text:style-name="P10">uEFI.ProcessorC1eEnable=Disable </text:p>
      <text:p text:style-name="P10">uEFI.ProcessorHyperThreading=Disable </text:p>
      <text:p text:style-name="P10">uEFI.ProcessorVmxEnable=Enable </text:p>
      <text:p text:style-name="P10">uEFI.HardwarePrefetcher=Enable </text:p>
      <text:p text:style-name="P10">uEFI.AdjacentCacheLinePrefetch=Enable </text:p>
      <text:p text:style-name="P10">uEFI.DCUStreamerPrefetcher=Enable </text:p>
      <text:p text:style-name="P10"><text:soft-page-break/>uEFI.IPStreamerPrefetcher=Enable </text:p>
      <text:p text:style-name="P10">uEFI.QPISpeed=Max Performance </text:p>
      <text:p text:style-name="P10">uEFI.DdrSpeed=Max Performance </text:p>
      <text:p text:style-name="code"/>
      <text:p text:style-name="P11">So if you remove the first few lines, insert a “set” on each line, change “=” to “ “ and then quote the strings that are not single words – you have a usable batch file. Not a great one – because a number of the values would have been covered by a loaddefaults – but something that can be used to clone settings.</text:p>
      <text:p text:style-name="P11"/>
      <text:list xml:id="list1459475769" text:continue-numbering="true" text:style-name="WFNum5">
        <text:list-item>
          <text:p text:style-name="Heading_20_3">Bugs</text:p>
        </text:list-item>
      </text:list>
      <text:p text:style-name="P4">At this time these are the known bugs:</text:p>
      <text:p text:style-name="P4"/>
      <text:p text:style-name="P4">None.</text:p>
      <text:list xml:id="list389008427" text:continue-numbering="true" text:style-name="WFNum5">
        <text:list-item>
          <text:p text:style-name="Heading_20_3">Wish List</text:p>
        </text:list-item>
      </text:list>
      <text:p text:style-name="Text_20_Body_20_Single">Here are some things that can be improved:</text:p>
      <text:list xml:id="list734447433" text:style-name="L3">
        <text:list-item>
          <text:p text:style-name="P28">Sucess/Failure reporting – scan logs or something like that.</text:p>
        </text:list-item>
        <text:list-item>
          <text:p text:style-name="P28">Record keeping – keep track of when an update took place.</text:p>
        </text:list-item>
        <text:list-item>
          <text:p text:style-name="P28">Automatic CMOS verificatio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1" svg:font-family="Helvetica"/>
    <style:font-face style:name="Monotype Sans WT ME1" svg:font-family="'Monotype Sans WT ME'"/>
    <style:font-face style:name="New Times Roman" svg:font-family="'New Times Roman'"/>
    <style:font-face style:name="Times New Roman1" svg:font-family="'Times New Roman'" style:font-family-generic="roman"/>
    <style:font-face style:name="DSans" svg:font-family="DSans" style:font-family-generic="swiss"/>
    <style:font-face style:name="Courier" svg:font-family="Courier" style:font-adornments="Bold" style:font-family-generic="modern" style:font-pitch="fixed"/>
    <style:font-face style:name="Courier new" svg:font-family="'Courier new'" style:font-family-generic="modern" style:font-pitch="fixed"/>
    <style:font-face style:name="Arial1" svg:font-family="Arial" style:font-pitch="variable"/>
    <style:font-face style:name="Batang" svg:font-family="Batang" style:font-pitch="variable"/>
    <style:font-face style:name="Courier New1" svg:font-family="'Courier New'" style:font-pitch="variable"/>
    <style:font-face style:name="Monotype Sans WT ME" svg:font-family="'Monotype Sans WT ME'" style:font-pitch="variable"/>
    <style:font-face style:name="Times New Roman2" svg:font-family="'Times New Roman'" style:font-pitch="variable"/>
    <style:font-face style:name="ZYSong18030" svg:font-family="ZYSong18030"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ZYSong18030" style:font-size-asian="12pt" style:language-asian="en" style:country-asian="US" style:font-name-complex="DejaVu LGC Sans" style:font-size-complex="12pt" style:language-complex="ar" style:country-complex="SA"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Helvetica" fo:font-size="14pt" style:font-name-asian="ZYSong18030" style:font-size-asian="14pt" style:font-name-complex="Monotype Sans WT ME"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Text_20_Body_20_Single" style:list-style-name="WFNum5" style:class="text">
      <style:paragraph-properties fo:margin-left="0.3in" fo:margin-right="0in" fo:margin-top="0.222in" fo:margin-bottom="0.111in" fo:text-indent="0in" style:auto-text-indent="false" fo:break-before="page" fo:keep-with-next="always">
        <style:tab-stops>
          <style:tab-stop style:position="-2.0138in" style:type="right"/>
          <style:tab-stop style:position="0.4862in"/>
        </style:tab-stops>
      </style:paragraph-properties>
      <style:text-properties fo:font-size="16pt" fo:font-weight="bold" style:font-size-asian="16pt" style:font-weight-asian="bold"/>
    </style:style>
    <style:style style:name="Heading_20_2" style:display-name="Heading 2" style:family="paragraph" style:parent-style-name="Default_20_Text" style:next-style-name="Text_20_Body_20_Single" style:list-style-name="WFNum5" style:class="text">
      <style:paragraph-properties fo:margin-left="0.4in" fo:margin-right="0in" fo:margin-top="0.1665in" fo:margin-bottom="0.0835in" fo:text-indent="0in" style:auto-text-indent="false" fo:keep-with-next="always"/>
      <style:text-properties fo:font-size="14pt" fo:font-weight="bold" style:letter-kerning="true" style:font-size-asian="14pt" style:font-weight-asian="bold"/>
    </style:style>
    <style:style style:name="Heading_20_3" style:display-name="Heading 3" style:family="paragraph" style:parent-style-name="Default_20_Text" style:next-style-name="Text_20_Body_20_Single" style:list-style-name="WFNum5" style:class="text">
      <style:paragraph-properties fo:margin-left="0.5in" fo:margin-right="0in" fo:margin-top="0.111in" fo:margin-bottom="0.0835in" fo:text-indent="0in" style:auto-text-indent="false" fo:keep-with-next="always"/>
      <style:text-properties fo:font-size="12pt" fo:font-weight="bold" style:letter-kerning="true" style:font-size-asian="12pt" style:font-weight-asian="bold" style:font-name-complex="Arial1"/>
    </style:style>
    <style:style style:name="Heading_20_4" style:display-name="Heading 4" style:family="paragraph" style:parent-style-name="Default_20_Text" style:next-style-name="Text_20_Body_20_Single" style:list-style-name="WFNum5" style:class="text">
      <style:paragraph-properties fo:margin-top="0.1665in" fo:margin-bottom="0.0417in" fo:keep-with-next="always">
        <style:tab-stops>
          <style:tab-stop style:position="-1.9445in" style:type="right"/>
        </style:tab-stops>
      </style:paragraph-properties>
      <style:text-properties fo:font-weight="bold" style:letter-kerning="true" style:font-weight-asian="bold"/>
    </style:style>
    <style:style style:name="Heading_20_5" style:display-name="Heading 5" style:family="paragraph" style:parent-style-name="Default_20_Text" style:next-style-name="Text_20_Body_20_Single" style:list-style-name="WFNum5" style:class="text">
      <style:paragraph-properties fo:margin-top="0.1665in" fo:margin-bottom="0.0417in"/>
      <style:text-properties fo:font-size="10pt" fo:font-weight="bold" style:letter-kerning="true" style:font-size-asian="10pt" style:font-weight-asian="bold"/>
    </style:style>
    <style:style style:name="Heading_20_6" style:display-name="Heading 6" style:family="paragraph" style:parent-style-name="Default_20_Text" style:next-style-name="Text_20_Body_20_Single" style:list-style-name="WFNum5" style:class="text">
      <style:paragraph-properties fo:margin-top="0.1665in" fo:margin-bottom="0.0417in"/>
      <style:text-properties fo:font-size="9pt" fo:font-style="italic" style:letter-kerning="true" style:font-size-asian="9pt" style:font-style-asian="italic"/>
    </style:style>
    <style:style style:name="Heading_20_7" style:display-name="Heading 7" style:family="paragraph" style:parent-style-name="Default_20_Text" style:next-style-name="Text_20_Body_20_Single" style:list-style-name="WFNum5" style:class="text">
      <style:paragraph-properties fo:margin-top="0.1665in" fo:margin-bottom="0.0417in"/>
      <style:text-properties fo:font-size="9pt" style:letter-kerning="true" style:font-size-asian="9pt"/>
    </style:style>
    <style:style style:name="Heading_20_8" style:display-name="Heading 8" style:family="paragraph" style:parent-style-name="Default_20_Text" style:next-style-name="Text_20_Body_20_Single" style:list-style-name="WFNum5" style:class="text">
      <style:paragraph-properties fo:margin-top="0.1665in" fo:margin-bottom="0.0417in"/>
      <style:text-properties fo:font-size="9pt" fo:font-style="italic" style:letter-kerning="true" style:font-size-asian="9pt" style:font-style-asian="italic"/>
    </style:style>
    <style:style style:name="Heading_20_9" style:display-name="Heading 9" style:family="paragraph" style:parent-style-name="Default_20_Text" style:next-style-name="Text_20_Body_20_Single" style:list-style-name="WFNum5" style:class="text">
      <style:paragraph-properties fo:margin-top="0.1665in" fo:margin-bottom="0.0417in"/>
      <style:text-properties style:font-name="Arial" fo:font-size="9pt" fo:font-style="italic" fo:font-weight="bold" style:letter-kerning="true" style:font-size-asian="9pt" style:font-style-asian="italic" style:font-weight-asian="bold"/>
    </style:style>
    <style:style style:name="List" style:family="paragraph" style:parent-style-name="Text_20_Body_20_Single" style:class="list">
      <style:text-properties style:font-name="Helvetica1" style:font-name-complex="Monotype Sans WT ME1"/>
    </style:style>
    <style:style style:name="Header" style:family="paragraph" style:parent-style-name="Default_20_Text" style:class="extra">
      <style:paragraph-properties fo:padding-left="0in" fo:padding-right="0in" fo:padding-top="0in" fo:padding-bottom="0.0138in" fo:border-left="none" fo:border-right="none" fo:border-top="none" fo:border-bottom="0.0071in solid #00000a" text:number-lines="false" text:line-number="0">
        <style:tab-stops>
          <style:tab-stop style:position="-2in" style:type="center"/>
          <style:tab-stop style:position="6.5in" style:type="right"/>
        </style:tab-stops>
      </style:paragraph-properties>
      <style:text-properties fo:font-weight="bold" style:letter-kerning="true" style:font-weight-asian="bold"/>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style:font-name="Helvetica1" fo:font-size="10pt" fo:font-style="italic" style:font-size-asian="10pt" style:font-style-asian="italic" style:font-name-complex="Monotype Sans WT ME1" style:font-size-complex="10pt" style:font-style-complex="italic"/>
    </style:style>
    <style:style style:name="Index" style:family="paragraph" style:parent-style-name="Default_20_Text" style:class="index">
      <style:paragraph-properties text:number-lines="false" text:line-number="0"/>
      <style:text-properties style:font-name="Helvetica1" style:font-name-complex="Monotype Sans WT ME1"/>
    </style:style>
    <style:style style:name="Contents_20_Heading" style:display-name="Contents Heading" style:family="paragraph" style:parent-style-name="Heading_20_1"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class="index">
      <style:paragraph-properties fo:margin-left="0in" fo:margin-right="0in" fo:margin-top="0.0835in" fo:margin-bottom="0in" fo:text-indent="0in" style:auto-text-indent="false">
        <style:tab-stops>
          <style:tab-stop style:position="6in" style:type="right" style:leader-style="dotted" style:leader-text="."/>
        </style:tab-stops>
      </style:paragraph-properties>
      <style:text-properties style:font-name="Cambria" fo:font-size="12pt" fo:font-weight="bold" style:font-size-asian="12pt" style:font-weight-asian="bold" style:font-size-complex="12pt"/>
    </style:style>
    <style:style style:name="Contents_20_2" style:display-name="Contents 2" style:family="paragraph" style:parent-style-name="Default_20_Text" style:class="index">
      <style:paragraph-properties fo:margin-left="0.1528in" fo:margin-right="0in" fo:margin-top="0in" fo:margin-bottom="0in" fo:text-indent="0in" style:auto-text-indent="false">
        <style:tab-stops>
          <style:tab-stop style:position="5.8035in" style:type="right" style:leader-style="dotted" style:leader-text="."/>
        </style:tab-stops>
      </style:paragraph-properties>
      <style:text-properties style:font-name="Cambria" fo:font-weight="bold" style:font-weight-asian="bold"/>
    </style:style>
    <style:style style:name="Contents_20_3" style:display-name="Contents 3" style:family="paragraph" style:parent-style-name="Default_20_Text" style:class="index">
      <style:paragraph-properties fo:margin-left="0.3055in" fo:margin-right="0in" fo:margin-top="0in" fo:margin-bottom="0in" fo:text-indent="0in" style:auto-text-indent="false">
        <style:tab-stops>
          <style:tab-stop style:position="5.6071in" style:type="right" style:leader-style="dotted" style:leader-text="."/>
        </style:tab-stops>
      </style:paragraph-properties>
      <style:text-properties style:font-name="Cambria"/>
    </style:style>
    <style:style style:name="Contents_20_4" style:display-name="Contents 4" style:family="paragraph" style:parent-style-name="Default_20_Text" style:class="index">
      <style:paragraph-properties fo:margin-left="0.4583in" fo:margin-right="0in" fo:margin-top="0in" fo:margin-bottom="0in" fo:text-indent="0in" style:auto-text-indent="false">
        <style:tab-stops>
          <style:tab-stop style:position="5.4102in" style:type="right" style:leader-style="dotted" style:leader-text="."/>
        </style:tab-stops>
      </style:paragraph-properties>
      <style:text-properties style:font-name="Cambria" fo:font-size="10pt" style:font-size-asian="10pt" style:font-size-complex="10pt"/>
    </style:style>
    <style:style style:name="Contents_20_5" style:display-name="Contents 5" style:family="paragraph" style:parent-style-name="Default_20_Text" style:class="index">
      <style:paragraph-properties fo:margin-left="0.611in" fo:margin-right="0in" fo:margin-top="0in" fo:margin-bottom="0in" fo:text-indent="0in" style:auto-text-indent="false">
        <style:tab-stops>
          <style:tab-stop style:position="5.2138in" style:type="right" style:leader-style="dotted" style:leader-text="."/>
        </style:tab-stops>
      </style:paragraph-properties>
      <style:text-properties style:font-name="Cambria" fo:font-size="10pt" style:font-size-asian="10pt" style:font-size-complex="10pt"/>
    </style:style>
    <style:style style:name="Contents_20_6" style:display-name="Contents 6" style:family="paragraph" style:parent-style-name="Default_20_Text" style:class="index">
      <style:paragraph-properties fo:margin-left="0.7638in" fo:margin-right="0in" fo:margin-top="0in" fo:margin-bottom="0in" fo:text-indent="0in" style:auto-text-indent="false">
        <style:tab-stops>
          <style:tab-stop style:position="5.0173in" style:type="right" style:leader-style="dotted" style:leader-text="."/>
        </style:tab-stops>
      </style:paragraph-properties>
      <style:text-properties style:font-name="Cambria" fo:font-size="10pt" style:font-size-asian="10pt" style:font-size-complex="10pt"/>
    </style:style>
    <style:style style:name="Contents_20_7" style:display-name="Contents 7" style:family="paragraph" style:parent-style-name="Default_20_Text" style:class="index">
      <style:paragraph-properties fo:margin-left="0.9165in" fo:margin-right="0in" fo:margin-top="0in" fo:margin-bottom="0in" fo:text-indent="0in" style:auto-text-indent="false">
        <style:tab-stops>
          <style:tab-stop style:position="4.8209in" style:type="right" style:leader-style="dotted" style:leader-text="."/>
        </style:tab-stops>
      </style:paragraph-properties>
      <style:text-properties style:font-name="Cambria" fo:font-size="10pt" style:font-size-asian="10pt" style:font-size-complex="10pt"/>
    </style:style>
    <style:style style:name="Contents_20_8" style:display-name="Contents 8" style:family="paragraph" style:parent-style-name="Default_20_Text" style:class="index">
      <style:paragraph-properties fo:margin-left="1.0693in" fo:margin-right="0in" fo:margin-top="0in" fo:margin-bottom="0in" fo:text-indent="0in" style:auto-text-indent="false">
        <style:tab-stops>
          <style:tab-stop style:position="4.6244in" style:type="right" style:leader-style="dotted" style:leader-text="."/>
        </style:tab-stops>
      </style:paragraph-properties>
      <style:text-properties style:font-name="Cambria" fo:font-size="10pt" style:font-size-asian="10pt" style:font-size-complex="10pt"/>
    </style:style>
    <style:style style:name="Contents_20_9" style:display-name="Contents 9" style:family="paragraph" style:parent-style-name="Default_20_Text" style:class="index">
      <style:paragraph-properties fo:margin-left="1.222in" fo:margin-right="0in" fo:margin-top="0in" fo:margin-bottom="0in" fo:text-indent="0in" style:auto-text-indent="false">
        <style:tab-stops>
          <style:tab-stop style:position="4.428in" style:type="right" style:leader-style="dotted" style:leader-text="."/>
        </style:tab-stops>
      </style:paragraph-properties>
      <style:text-properties style:font-name="Cambria" fo:font-size="10pt" style:font-size-asian="10pt" style:font-size-complex="10pt"/>
    </style:style>
    <style:style style:name="Title" style:family="paragraph" style:parent-style-name="Default_20_Text" style:next-style-name="Subtitle" style:class="chapter" style:master-page-name="">
      <style:paragraph-properties fo:margin-top="0.1665in" fo:margin-bottom="0.0417in" fo:text-align="center" style:justify-single-word="false" style:page-number="auto">
        <style:tab-stops/>
      </style:paragraph-properties>
      <style:text-properties style:font-name="Courier" fo:font-size="48pt" fo:font-weight="bold" style:letter-kerning="true" style:font-size-asian="48pt" style:font-weight-asian="bold" style:font-name-complex="Arial1"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text" style:display-name="endnote text" style:family="paragraph" style:parent-style-name="Default_20_Text">
      <style:text-properties fo:font-size="9pt" style:font-size-asian="9pt"/>
    </style:style>
    <style:style style:name="footnote_20_text" style:display-name="footnote text" style:family="paragraph" style:parent-style-name="Default_20_Text">
      <style:text-properties fo:font-size="9pt" style:font-size-asian="9pt"/>
    </style:style>
    <style:style style:name="macro" style:family="paragraph">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8pt" style:font-name-asian="Times New Roman2" style:font-size-asian="8pt" style:font-name-complex="Courier New1"/>
    </style:style>
    <style:style style:name="Message_20_Header" style:display-name="Message Header" style:family="paragraph" style:parent-style-name="Default_20_Text">
      <style:paragraph-properties fo:margin-left="0.75in" fo:margin-right="0in" fo:text-indent="-0.75in" style:auto-text-indent="false" fo:background-color="#ffffff" fo:padding="0.0138in" fo:border="0.0102in solid #00000a">
        <style:background-image/>
      </style:paragraph-properties>
      <style:text-properties style:font-name="Courier New" fo:font-size="9pt" style:font-size-asian="9pt" style:font-name-complex="Arial1" style:font-size-complex="12pt"/>
    </style:style>
    <style:style style:name="toa_20_heading" style:display-name="toa heading" style:family="paragraph" style:parent-style-name="Default_20_Text">
      <style:paragraph-properties fo:margin-top="0.0835in" fo:margin-bottom="0in"/>
      <style:text-properties fo:font-weight="bold" style:font-weight-asian="bold" style:font-name-complex="Arial1" style:font-size-complex="12pt" style:font-weight-complex="bold"/>
    </style:style>
    <style:style style:name="code" style:family="paragraph" style:parent-style-name="Default_20_Text">
      <style:text-properties style:font-name="Courier New" fo:font-size="10pt" style:font-size-asian="10pt" style:font-name-complex="Courier New1" style:font-size-complex="10pt"/>
    </style:style>
    <style:style style:name="Normal_20__28_Web_29_" style:display-name="Normal (Web)" style:family="paragraph" style:parent-style-name="Default_20_Text">
      <style:paragraph-properties fo:margin-top="0.0693in" fo:margin-bottom="0in"/>
      <style:text-properties fo:font-size="12pt" style:font-name-asian="Batang" style:font-size-asian="12pt" style:language-asian="ko" style:country-asian="KR" style:font-size-complex="12pt"/>
    </style:style>
    <style:style style:name="Boot" style:family="paragraph" style:parent-style-name="Default_20_Text"/>
    <style:style style:name="Hosts" style:family="paragraph" style:parent-style-name="Default_20_Text"/>
    <style:style style:name="HTML_20_Preformatted" style:display-name="HTML Preformatted" style:family="paragraph" style:parent-style-name="Default_20_Text"/>
    <style:style style:name="Date" style:family="paragraph" style:parent-style-name="Default_20_Text"/>
    <style:style style:name="caption" style:family="paragraph" style:parent-style-name="Default_20_Text">
      <style:paragraph-properties fo:text-align="center" style:justify-single-word="false"/>
      <style:text-properties fo:color="#4f81bd" style:font-name="Cambria"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9pt" style:font-size-asian="9pt" style:font-name-complex="Batang" style:font-size-complex="9pt"/>
    </style:style>
    <style:style style:name="ListLabel_20_3" style:display-name="ListLabel 3" style:family="text">
      <style:text-properties style:font-name-complex="Courier New1"/>
    </style:style>
    <style:style style:name="ListLabel_20_4" style:display-name="ListLabel 4" style:family="text">
      <style:text-properties style:font-name-asian="Batang" style:font-name-complex="Times New Roman2"/>
    </style:style>
    <style:style style:name="ListLabel_20_5" style:display-name="ListLabel 5" style:family="text">
      <style:text-properties style:font-name-asian="Times New Roman2" style:font-name-complex="Times New Roman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name-asian="Times New Roman2" style:font-size-asian="16pt" style:font-weight-asian="bold" style:font-name-complex="Times New Roman2" style:font-size-complex="11pt"/>
    </style:style>
    <style:style style:name="Heading_20_2_20_Char" style:display-name="Heading 2 Char" style:family="text" style:parent-style-name="Default_20_Paragraph_20_Font">
      <style:text-properties style:font-name="Times New Roman" fo:font-size="14pt" fo:font-weight="bold" style:letter-kerning="true" style:font-name-asian="Times New Roman2" style:font-size-asian="14pt" style:font-weight-asian="bold" style:font-name-complex="Times New Roman2" style:font-size-complex="11pt"/>
    </style:style>
    <style:style style:name="Heading_20_3_20_Char" style:display-name="Heading 3 Char" style:family="text" style:parent-style-name="Default_20_Paragraph_20_Font">
      <style:text-properties fo:color="#4f81bd" style:font-name="Calibri" fo:font-size="11pt" fo:font-weight="bold" style:font-size-asian="11pt" style:font-weight-asian="bold" style:font-size-complex="11pt" style:font-weight-complex="bold"/>
    </style:style>
    <style:style style:name="Heading_20_4_20_Char" style:display-name="Heading 4 Char" style:family="text" style:parent-style-name="Default_20_Paragraph_20_Font">
      <style:text-properties style:font-name="Times New Roman" fo:font-size="11pt" fo:font-weight="bold" style:letter-kerning="true" style:font-name-asian="Times New Roman2" style:font-size-asian="11pt" style:font-weight-asian="bold" style:font-name-complex="Times New Roman2" style:font-size-complex="11pt"/>
    </style:style>
    <style:style style:name="Heading_20_5_20_Char" style:display-name="Heading 5 Char" style:family="text" style:parent-style-name="Default_20_Paragraph_20_Font">
      <style:text-properties style:font-name="Times New Roman" fo:font-size="10pt" fo:font-weight="bold" style:letter-kerning="true" style:font-name-asian="Times New Roman2" style:font-size-asian="10pt" style:font-weight-asian="bold" style:font-name-complex="Times New Roman2" style:font-size-complex="11pt"/>
    </style:style>
    <style:style style:name="Heading_20_6_20_Char" style:display-name="Heading 6 Char" style:family="text" style:parent-style-name="Default_20_Paragraph_20_Font">
      <style:text-properties style:font-name="Times New Roman" fo:font-size="9pt" fo:font-style="italic" style:letter-kerning="true" style:font-name-asian="Times New Roman2" style:font-size-asian="9pt" style:font-style-asian="italic" style:font-name-complex="Times New Roman2" style:font-size-complex="11pt"/>
    </style:style>
    <style:style style:name="Heading_20_7_20_Char" style:display-name="Heading 7 Char" style:family="text" style:parent-style-name="Default_20_Paragraph_20_Font">
      <style:text-properties style:font-name="Times New Roman" fo:font-size="9pt" style:letter-kerning="true" style:font-name-asian="Times New Roman2" style:font-size-asian="9pt" style:font-name-complex="Times New Roman2" style:font-size-complex="11pt"/>
    </style:style>
    <style:style style:name="Heading_20_8_20_Char" style:display-name="Heading 8 Char" style:family="text" style:parent-style-name="Default_20_Paragraph_20_Font">
      <style:text-properties style:font-name="Times New Roman" fo:font-size="9pt" fo:font-style="italic" style:letter-kerning="true" style:font-name-asian="Times New Roman2" style:font-size-asian="9pt" style:font-style-asian="italic" style:font-name-complex="Times New Roman2" style:font-size-complex="11pt"/>
    </style:style>
    <style:style style:name="Heading_20_9_20_Char" style:display-name="Heading 9 Char" style:family="text" style:parent-style-name="Default_20_Paragraph_20_Font">
      <style:text-properties style:font-name="Arial" fo:font-size="9pt" fo:font-style="italic" fo:font-weight="bold" style:letter-kerning="true" style:font-name-asian="Times New Roman2" style:font-size-asian="9pt" style:font-style-asian="italic" style:font-weight-asian="bold" style:font-name-complex="Times New Roman2" style:font-size-complex="11pt"/>
    </style:style>
    <style:style style:name="Heading_20_3_20_Char1" style:display-name="Heading 3 Char1" style:family="text" style:parent-style-name="Default_20_Paragraph_20_Font">
      <style:text-properties style:font-name="Times New Roman" fo:font-weight="bold" style:letter-kerning="true" style:font-name-asian="Times New Roman2" style:font-weight-asian="bold" style:font-name-complex="Arial1" style:font-size-complex="11pt"/>
    </style:style>
    <style:style style:name="Header_20_Char" style:display-name="Header Char" style:family="text" style:parent-style-name="Default_20_Paragraph_20_Font">
      <style:text-properties style:font-name="Times New Roman" fo:font-size="11pt" fo:font-weight="bold" style:letter-kerning="true" style:font-name-asian="Times New Roman2" style:font-size-asian="11pt" style:font-weight-asian="bold" style:font-name-complex="Times New Roman2" style:font-size-complex="11pt"/>
    </style:style>
    <style:style style:name="Endnote_20_Text_20_Char" style:display-name="Endnote Text Char" style:family="text" style:parent-style-name="Default_20_Paragraph_20_Font">
      <style:text-properties style:font-name="Times New Roman" fo:font-size="9pt" style:font-name-asian="Times New Roman2" style:font-size-asian="9pt" style:font-name-complex="Times New Roman2" style:font-size-complex="11pt"/>
    </style:style>
    <style:style style:name="Footnote_20_Text_20_Char" style:display-name="Footnote Text Char" style:family="text" style:parent-style-name="Default_20_Paragraph_20_Font">
      <style:text-properties style:font-name="Times New Roman" fo:font-size="9pt" style:font-name-asian="Times New Roman2" style:font-size-asian="9pt" style:font-name-complex="Times New Roman2" style:font-size-complex="11pt"/>
    </style:style>
    <style:style style:name="Macro_20_Text_20_Char" style:display-name="Macro Text Char" style:family="text" style:parent-style-name="Default_20_Paragraph_20_Font">
      <style:text-properties style:font-name="Courier New" fo:font-size="8pt" style:font-name-asian="Times New Roman2" style:font-size-asian="8pt" style:font-name-complex="Courier New1"/>
    </style:style>
    <style:style style:name="Message_20_Header_20_Char" style:display-name="Message Header Char" style:family="text" style:parent-style-name="Default_20_Paragraph_20_Font">
      <style:text-properties style:font-name="Courier New" fo:font-size="9pt" style:font-name-asian="Times New Roman2" style:font-size-asian="9pt" style:font-name-complex="Arial1"/>
    </style:style>
    <style:style style:name="Title_20_Char" style:display-name="Title Char" style:family="text" style:parent-style-name="Default_20_Paragraph_20_Font">
      <style:text-properties style:font-name="Times New Roman" fo:font-size="48pt" fo:font-weight="bold" style:letter-kerning="true" style:font-name-asian="Times New Roman2" style:font-size-asian="48pt" style:font-weight-asian="bold" style:font-name-complex="Arial1" style:font-size-complex="16pt" style:font-weight-complex="bold"/>
    </style:style>
    <style:style style:name="footnote_20_reference" style:display-name="footnote reference" style:family="text" style:parent-style-name="Default_20_Paragraph_20_Font">
      <style:text-properties style:text-position="super 58%"/>
    </style:style>
    <style:style style:name="code_20_Char" style:display-name="code Char" style:family="text" style:parent-style-name="Default_20_Paragraph_20_Font">
      <style:text-properties style:font-name="Courier New" fo:font-size="10pt" style:font-name-asian="Times New Roman2" style:font-size-asian="10pt" style:font-name-complex="Courier New1" style:font-size-complex="10pt"/>
    </style:style>
    <style:style style:name="HTML_20_Code" style:display-name="HTML Code" style:family="text" style:parent-style-name="Default_20_Paragraph_20_Font">
      <style:text-properties style:font-name="Courier New" fo:font-size="10pt" style:font-name-asian="Batang" style:font-size-asian="10pt" style:font-name-complex="Courier New1" style:font-size-complex="10pt"/>
    </style:style>
    <style:style style:name="boldcode" style:family="text" style:parent-style-name="Default_20_Paragraph_20_Font"/>
    <style:style style:name="Boot_20_Char" style:display-name="Boot Char" style:family="text" style:parent-style-name="Default_20_Paragraph_20_Font">
      <style:text-properties style:font-name="Times New Roman" fo:font-size="11pt" style:font-name-asian="Times New Roman2" style:font-size-asian="11pt" style:font-name-complex="Times New Roman2" style:font-size-complex="11pt"/>
    </style:style>
    <style:style style:name="FollowedHyperlink" style:family="text" style:parent-style-name="Default_20_Paragraph_20_Font">
      <style:text-properties fo:color="#800080" style:text-underline-style="solid" style:text-underline-width="auto" style:text-underline-color="font-color"/>
    </style:style>
    <style:style style:name="Hosts_20_Char" style:display-name="Hosts Char" style:family="text" style:parent-style-name="Default_20_Paragraph_20_Font">
      <style:text-properties style:font-name="Times New Roman" fo:font-size="11pt" style:font-name-asian="Times New Roman2" style:font-size-asian="11pt" style:font-name-complex="Times New Roman2" style:font-size-complex="11pt"/>
    </style:style>
    <style:style style:name="HTML_20_Preformatted_20_Char" style:display-name="HTML Preformatted Char" style:family="text" style:parent-style-name="Default_20_Paragraph_20_Font">
      <style:text-properties style:font-name="Courier New" fo:font-size="10pt" style:font-name-asian="Batang" style:font-size-asian="10pt" style:language-asian="ko" style:country-asian="KR" style:font-name-complex="Courier New1" style:font-size-complex="10pt"/>
    </style:style>
    <style:style style:name="Date_20_Char" style:display-name="Date Char" style:family="text" style:parent-style-name="Default_20_Paragraph_20_Font">
      <style:text-properties style:font-name="Times New Roman" fo:font-size="11pt" style:font-name-asian="Times New Roman2" style:font-size-asian="11pt" style:font-name-complex="Times New Roman2" style:font-size-complex="11pt"/>
    </style:style>
    <style:style style:name="Footer_20_Char" style:display-name="Footer Char" style:family="text" style:parent-style-name="Default_20_Paragraph_20_Font">
      <style:text-properties style:font-name="Times New Roman" fo:font-size="11pt" style:font-name-asian="Times New Roman2" style:font-size-asian="11pt" style:font-name-complex="Times New Roman2" style:font-size-complex="11pt"/>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FNum5">
      <text:list-level-style-number text:level="1" style:num-format="1">
        <style:list-level-properties text:space-before="0.3in" text:min-label-width="0.3in"/>
      </text:list-level-style-number>
      <text:list-level-style-number text:level="2" style:num-format="1" text:display-levels="2">
        <style:list-level-properties text:space-before="0.3in" text:min-label-width="0.4in"/>
      </text:list-level-style-number>
      <text:list-level-style-number text:level="3" style:num-format="1" text:display-levels="3">
        <style:list-level-properties text:space-before="0.3in" text:min-label-width="0.5in"/>
      </text:list-level-style-number>
      <text:list-level-style-number text:level="4" style:num-format="1" text:display-levels="4">
        <style:list-level-properties text:space-before="0.3in" text:min-label-width="0.6in"/>
      </text:list-level-style-number>
      <text:list-level-style-number text:level="5" style:num-format="1" text:display-levels="5">
        <style:list-level-properties text:space-before="0.3in" text:min-label-width="0.7in"/>
      </text:list-level-style-number>
      <text:list-level-style-number text:level="6" style:num-format="1" text:display-levels="6">
        <style:list-level-properties text:space-before="0.3in" text:min-label-width="0.8in"/>
      </text:list-level-style-number>
      <text:list-level-style-number text:level="7" style:num-format="1" text:display-levels="7">
        <style:list-level-properties text:space-before="0.3in" text:min-label-width="0.9in"/>
      </text:list-level-style-number>
      <text:list-level-style-number text:level="8" style:num-format="1" text:display-levels="8">
        <style:list-level-properties text:space-before="0.3in" text:min-label-width="1in"/>
      </text:list-level-style-number>
      <text:list-level-style-number text:level="9" style:num-format="1" text:display-levels="9">
        <style:list-level-properties text:space-before="0.3in" text:min-label-width="1.1in"/>
      </text:list-level-style-number>
      <text:list-level-style-number text:level="10" style:num-suffix="." style:num-format="1">
        <style:list-level-properties text:space-before="1.7724in" text:min-label-width="0.196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4-06T16:09:12</meta:creation-date>
    <dc:language>en-US</dc:language>
    <meta:editing-cycles>25</meta:editing-cycles>
    <meta:editing-duration>PT40H12M21S</meta:editing-duration>
    <dc:date>2010-06-08T09:27:54</dc:date>
    <dc:creator>James Turner</dc:creator>
    <meta:document-statistic meta:table-count="0" meta:image-count="0" meta:object-count="0" meta:page-count="8" meta:paragraph-count="188" meta:word-count="2839" meta:character-count="17746"/>
    <meta:user-defined meta:name="Info 1"/>
    <meta:user-defined meta:name="Info 2"/>
    <meta:user-defined meta:name="Info 3"/>
    <meta:user-defined meta:name="Info 4"/>
  </office:meta>
</office:document-meta>
</file>